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, 'Courier New', Courier, monospace"/>
    <style:font-face style:name="Lohit Devanagari1" svg:font-family="'Lohit Devanagari'"/>
    <style:font-face style:name="OpenSymbol" svg:font-family="OpenSymbol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33333" style:font-name="Verdana" fo:font-size="10pt" fo:letter-spacing="normal" fo:font-style="normal" fo:font-weight="normal"/>
    </style:style>
    <style:style style:name="T4" style:family="text">
      <style:text-properties fo:font-variant="normal" fo:text-transform="none" fo:color="#790029" style:font-name="Andale Mono" fo:font-size="10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otations"><text:span text:style-name="Source_20_Text">Assignment -2<text:tab/><text:tab/><text:tab/><text:tab/>Date:27th September,2012</text:span></text:p>
      <text:h text:style-name="Heading_20_3" text:outline-level="3"><text:span text:style-name="Source_20_Text">grep</text:span> Exercise 1</text:h>
      <text:p text:style-name="Text_20_body">Obtain the file <text:span text:style-name="Example"><text:span text:style-name="T2">grepdata.txt</text:span></text:span>. </text:p>
      <text:p text:style-name="Text_20_body">Once you have the file, write a series of <text:span text:style-name="Source_20_Text">grep</text:span> statements that do the following: </text:p>
      <text:list xml:id="list2005613687" text:style-name="L1">
        <text:list-item>
          <text:p text:style-name="P4">Print all lines that contain a phone number with an extension (the letter <text:span text:style-name="Example">x</text:span> or <text:span text:style-name="Example">X</text:span> followed by four digits). </text:p>
        </text:list-item>
        <text:list-item>
          <text:p text:style-name="P4">Print all lines that begin with three digits followed by a blank. Your answer <text:span text:style-name="Emphasis">must</text:span> use the <text:span text:style-name="Source_20_Text">\{</text:span> and <text:span text:style-name="Source_20_Text">\}</text:span> repetition specifier. </text:p>
        </text:list-item>
        <text:list-item>
          <text:p text:style-name="P4">Print all lines that contain a date. Hint: this is a <text:span text:style-name="Emphasis">very</text:span> simple pattern. It does not have to work for any year before 2000. </text:p>
        </text:list-item>
        <text:list-item>
          <text:p text:style-name="P4">Print all lines containing a vowel (a, e, i, o, or u) followed by a single character followed by the same vowel again. Thus, it will find “eve” or “adam” but not “vera”. Hint: <text:span text:style-name="Source_20_Text">\(</text:span> and <text:span text:style-name="Source_20_Text">\)</text:span> </text:p>
        </text:list-item>
        <text:list-item>
          <text:p text:style-name="P1">Print all lines that do not begin with a capital <text:span text:style-name="Example">S</text:span>. </text:p>
        </text:list-item>
      </text:list>
      <text:p text:style-name="Text_20_body">Write <text:span text:style-name="Source_20_Text">grep</text:span> statements that use command-line options along with the pattern to do the following: </text:p>
      <text:list xml:id="list1637372306" text:style-name="L2">
        <text:list-item>
          <text:p text:style-name="P5">Print all lines that contain <text:span text:style-name="Example">CA</text:span> in either uppercase or lowercase. </text:p>
        </text:list-item>
        <text:list-item>
          <text:p text:style-name="P5">Print all lines that contain an email address (they have an <text:span text:style-name="Source_20_Text">@</text:span> in them), preceded by the line number. </text:p>
        </text:list-item>
        <text:list-item>
          <text:p text:style-name="P5">Print all lines that do <text:span text:style-name="Emphasis">not</text:span> contain the word <text:span text:style-name="Source_20_Text">Sep.</text:span> (including the period). </text:p>
        </text:list-item>
        <text:list-item>
          <text:p text:style-name="P2">Print all lines that contain the word <text:span text:style-name="Example">de</text:span> as a whole word. </text:p>
        </text:list-item>
      </text:list>
      <text:p text:style-name="Text_20_body">Save these statements in a file named in the form </text:p>
      <text:p text:style-name="Text_20_body"><text:span text:style-name="Example"><text:span text:style-name="T1">lastname_firstname</text:span></text:span><text:span text:style-name="Example">_grep1.sh</text:span> </text:p>
      <text:p text:style-name="Text_20_body"><text:s/>So, for example, if your name is Atul Nag, your file would be named <text:span text:style-name="Source_20_Text">nag_atul_grep1.sh</text:span>. </text:p>
      <text:h text:style-name="Heading_20_3" text:outline-level="3"><text:soft-page-break/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oft-page-break/><text:span text:style-name="Source_20_Text">grep</text:span> Exercise 2</text:h>
      <text:p text:style-name="Text_20_body">Obtain the file <text:span text:style-name="Example"><text:span text:style-name="T2">grepdata.txt</text:span></text:span>. . Send a plain text file that has a series of <text:span text:style-name="Source_20_Text">egrep</text:span> commands. <text:span text:style-name="Emphasis">Use </text:span><text:span text:style-name="Emphasis"><text:span text:style-name="Source_20_Text">egrep</text:span></text:span><text:span text:style-name="Emphasis">, not </text:span><text:span text:style-name="Emphasis"><text:span text:style-name="Source_20_Text">grep</text:span></text:span><text:span text:style-name="Emphasis">!</text:span> The first line in the file will be the command you use to solve question one; the second line is the command you use to solve question two, etc. </text:p>
      <text:list xml:id="list1170819720" text:style-name="L3">
        <text:list-item>
          <text:p text:style-name="P3"><text:span text:style-name="T3">Print all lines containing the string </text:span><text:span text:style-name="Teletype"><text:span text:style-name="T4">San</text:span></text:span><text:span text:style-name="T3">.</text:span></text:p>
        </text:list-item>
        <text:list-item>
          <text:p text:style-name="P3"><text:span text:style-name="T3">Print all lines where the person's first name starts with </text:span><text:span text:style-name="Teletype"><text:span text:style-name="T4">J</text:span></text:span><text:span text:style-name="T3">.</text:span></text:p>
        </text:list-item>
        <text:list-item>
          <text:p text:style-name="P3"><text:span text:style-name="T3">Print all lines ending in </text:span><text:span text:style-name="Teletype"><text:span text:style-name="T4">700</text:span></text:span><text:span text:style-name="T3">.</text:span></text:p>
        </text:list-item>
        <text:list-item>
          <text:p text:style-name="P3"><text:span text:style-name="T3">Print all lines that don't contain </text:span><text:span text:style-name="Teletype"><text:span text:style-name="T4">834</text:span></text:span><text:span text:style-name="T3">.</text:span></text:p>
        </text:list-item>
        <text:list-item>
          <text:p text:style-name="P3"><text:span text:style-name="T3">Print all lines where birthdays are in </text:span><text:span text:style-name="Teletype"><text:span text:style-name="T4">December</text:span></text:span><text:span text:style-name="T3">.</text:span></text:p>
        </text:list-item>
        <text:list-item>
          <text:p text:style-name="P3"><text:span text:style-name="T3">Print all lines where the phone number is in the </text:span><text:span text:style-name="Teletype"><text:span text:style-name="T4">408 </text:span></text:span><text:span text:style-name="T3">area code.</text:span></text:p>
        </text:list-item>
        <text:list-item>
          <text:p text:style-name="P3"><text:span text:style-name="T3">Print all lines containing an uppercase letter, followed by four lowercase letters, a comma, a space, and one uppercase letter.</text:span></text:p>
        </text:list-item>
        <text:list-item>
          <text:p text:style-name="P3"><text:span text:style-name="T3">Print lines where the last name begins with </text:span><text:span text:style-name="Teletype"><text:span text:style-name="T4">K </text:span></text:span><text:span text:style-name="T3">or </text:span><text:span text:style-name="Teletype"><text:span text:style-name="T4">k</text:span></text:span><text:span text:style-name="T3">.</text:span></text:p>
        </text:list-item>
        <text:list-item>
          <text:p text:style-name="P3"><text:span text:style-name="T3">Print lines preceded by a line number where the salary is a six-figure number.</text:span></text:p>
        </text:list-item>
        <text:list-item>
          <text:p text:style-name="P3"><text:span text:style-name="T3">Print lines containing </text:span><text:span text:style-name="Teletype"><text:span text:style-name="T4">Lincoln </text:span></text:span><text:span text:style-name="T3">or </text:span><text:span text:style-name="Teletype"><text:span text:style-name="T4">lincoln </text:span></text:span><text:span text:style-name="T3">(remember that </text:span><text:span text:style-name="Teletype"><text:span text:style-name="T4">grep </text:span></text:span><text:span text:style-name="T3">is insensitive to case).</text:span></text:p>
        </text:list-item>
      </text:list>
      <text:p text:style-name="Text_20_body">Name this file in the form </text:p>
      <text:p text:style-name="Quotations"><text:span text:style-name="Source_20_Text"><text:span text:style-name="Emphasis">lastname_firstname_2.sh</text:span></text:span> </text:p>
      <text:p text:style-name="Text_20_body">and email it to me.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Mono" svg:font-family="'Andale Mono', 'Courier New', Courier, monospace"/>
    <style:font-face style:name="Lohit Devanagari1" svg:font-family="'Lohit Devanagari'"/>
    <style:font-face style:name="OpenSymbol" svg:font-family="OpenSymbol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DejaVu Sans Mono" style:font-name-asian="WenQuanYi Zen Hei1" style:font-name-complex="DejaVu Sans Mono"/>
    </style:style>
    <style:style style:name="Example" style:family="text">
      <style:text-properties style:font-name="DejaVu Sans Mono" style:font-name-asian="WenQuanYi Zen Hei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WenQuanYi Micro Hei" style:font-name-complex="Lohit Hindi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ul Nag</meta:initial-creator>
    <meta:creation-date>2011-08-26T10:46:26</meta:creation-date>
    <dc:date>2012-09-27T09:51:11</dc:date>
    <dc:creator>Atul Nag</dc:creator>
    <meta:editing-duration>PT35M27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3" meta:paragraph-count="32" meta:word-count="431" meta:character-count="1696" meta:non-whitespace-character-count="1916"/>
  </office:meta>
</office:document-meta>
</file>